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e39" officeooo:paragraph-rsid="00066fa7"/>
    </style:style>
    <style:style style:name="P2" style:family="paragraph" style:parent-style-name="Standard">
      <style:text-properties officeooo:rsid="00066fa7" officeooo:paragraph-rsid="00066fa7"/>
    </style:style>
    <style:style style:name="P3" style:family="paragraph" style:parent-style-name="Standard">
      <style:text-properties officeooo:rsid="00088184" officeooo:paragraph-rsid="00066fa7"/>
    </style:style>
    <style:style style:name="P4" style:family="paragraph" style:parent-style-name="Standard">
      <style:text-properties officeooo:rsid="00088184" officeooo:paragraph-rsid="00088184"/>
    </style:style>
    <style:style style:name="P5" style:family="paragraph" style:parent-style-name="Standard">
      <style:text-properties officeooo:rsid="00088184" officeooo:paragraph-rsid="0008c0d2"/>
    </style:style>
    <style:style style:name="P6" style:family="paragraph" style:parent-style-name="Standard">
      <style:text-properties fo:font-weight="bold" officeooo:rsid="00088184" officeooo:paragraph-rsid="00088184" style:font-weight-asian="bold" style:font-weight-complex="bold"/>
    </style:style>
    <style:style style:name="P7" style:family="paragraph" style:parent-style-name="Standard">
      <style:text-properties fo:font-weight="bold" officeooo:rsid="00088184" officeooo:paragraph-rsid="0008c0d2" style:font-weight-asian="bold" style:font-weight-complex="bold"/>
    </style:style>
    <style:style style:name="P8" style:family="paragraph" style:parent-style-name="Standard">
      <style:text-properties fo:font-weight="bold" officeooo:rsid="00088184" officeooo:paragraph-rsid="00093ccb" style:font-weight-asian="bold" style:font-weight-complex="bold"/>
    </style:style>
    <style:style style:name="P9" style:family="paragraph" style:parent-style-name="Standard">
      <style:text-properties fo:font-size="16pt" fo:font-weight="bold" officeooo:rsid="00088184" officeooo:paragraph-rsid="00088184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066fa7" officeooo:paragraph-rsid="00066fa7"/>
    </style:style>
    <style:style style:name="P11" style:family="paragraph" style:parent-style-name="Standard">
      <style:text-properties officeooo:rsid="00066fa7" officeooo:paragraph-rsid="00088184"/>
    </style:style>
    <style:style style:name="P12" style:family="paragraph" style:parent-style-name="Standard">
      <style:text-properties officeooo:rsid="0008a186" officeooo:paragraph-rsid="0008a186"/>
    </style:style>
    <style:style style:name="P13" style:family="paragraph" style:parent-style-name="Standard">
      <style:text-properties officeooo:rsid="0006f778" officeooo:paragraph-rsid="0006f778"/>
    </style:style>
    <style:style style:name="P14" style:family="paragraph" style:parent-style-name="Standard">
      <style:text-properties officeooo:rsid="00093ccb" officeooo:paragraph-rsid="00093ccb"/>
    </style:style>
    <style:style style:name="P15" style:family="paragraph" style:parent-style-name="Standard">
      <style:text-properties fo:font-style="italic" officeooo:rsid="00053e39" officeooo:paragraph-rsid="00053e39" style:font-style-asian="italic" style:font-style-complex="italic"/>
    </style:style>
    <style:style style:name="P16" style:family="paragraph" style:parent-style-name="Standard">
      <style:text-properties fo:font-style="italic" officeooo:rsid="00066fa7" officeooo:paragraph-rsid="00066fa7" style:font-style-asian="italic" style:font-style-complex="italic"/>
    </style:style>
    <style:style style:name="P17" style:family="paragraph" style:parent-style-name="Standard">
      <style:text-properties fo:font-style="italic" officeooo:rsid="00053e39" officeooo:paragraph-rsid="00053e39" fo:background-color="#eeeeee" style:font-style-asian="italic" style:font-style-complex="italic"/>
    </style:style>
    <style:style style:name="P18" style:family="paragraph" style:parent-style-name="Standard">
      <style:text-properties fo:font-style="italic" officeooo:rsid="0006f778" officeooo:paragraph-rsid="0006f778" fo:background-color="#eeeeee" style:font-style-asian="italic" style:font-style-complex="italic"/>
    </style:style>
    <style:style style:name="P19" style:family="paragraph" style:parent-style-name="Standard">
      <style:text-properties fo:font-style="italic" officeooo:rsid="0006f778" officeooo:paragraph-rsid="00093ccb" fo:background-color="#eeeeee" style:font-style-asian="italic" style:font-style-complex="italic"/>
    </style:style>
    <style:style style:name="P20" style:family="paragraph" style:parent-style-name="Standard">
      <style:text-properties fo:font-style="italic" officeooo:rsid="00093ccb" officeooo:paragraph-rsid="00093ccb" fo:background-color="#eeeeee" style:font-style-asian="italic" style:font-style-complex="italic"/>
    </style:style>
    <style:style style:name="P21" style:family="paragraph" style:parent-style-name="Standard">
      <style:text-properties officeooo:rsid="0006f778" officeooo:paragraph-rsid="0006f778" fo:background-color="#eeeeee"/>
    </style:style>
    <style:style style:name="T1" style:family="text">
      <style:text-properties officeooo:rsid="0008c0d2"/>
    </style:style>
    <style:style style:name="T2" style:family="text">
      <style:text-properties officeooo:rsid="00093c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 Mining 11.10.2017 – Piotr Mrowczynski – Assignment 1</text:p>
      <text:p text:style-name="P2"/>
      <text:p text:style-name="P4">Finding textually similar documents based on Jaccard similarity using the shingling, minhashing, locality-sensitive hashing (LSH) techniques and corresponding algorithms.</text:p>
      <text:p text:style-name="P11"/>
      <text:p text:style-name="P6">Project structure</text:p>
      <text:p text:style-name="P2"/>
      <text:p text:style-name="P12">Projects consists of commented code, in which all the steps of preparing dataset, shingling, compressing shingles, </text:p>
      <text:p text:style-name="P2"/>
      <text:p text:style-name="P4"><text:s text:c="3"/>finding-similar-docs</text:p>
      <text:p text:style-name="P5"><text:s text:c="3"/>├── src/main/java/mrow4a/spark/java/ <text:s text:c="25"/></text:p>
      <text:p text:style-name="P5"><text:s text:c="3"/>│ <text:s text:c="2"/>├── FindingSimilarDocsBasicJob <text:span text:style-name="T1">.java</text:span> <text:s text:c="9"/>: <text:s/>Version using just shingles and similarity</text:p>
      <text:p text:style-name="P5"><text:s text:c="3"/>│ <text:s text:c="2"/>│</text:p>
      <text:p text:style-name="P5"><text:s text:c="3"/>│ <text:s text:c="2"/>├── FindingSimilarDocsMinHashJob<text:span text:style-name="T1">.java</text:span> <text:s text:c="4"/>: <text:s/>Version using MinHash algorithm</text:p>
      <text:p text:style-name="P5"><text:s text:c="3"/>│ <text:s text:c="2"/>│</text:p>
      <text:p text:style-name="P5"><text:s text:c="3"/>│ <text:s text:c="2"/>└── alg <text:s text:c="56"/></text:p>
      <text:p text:style-name="P5"><text:s text:c="3"/>│ <text:s text:c="2"/><text:tab/> <text:s text:c="6"/>├── <text:span text:style-name="T1">EmailParser.java</text:span> <text:s text:c="27"/>: <text:s/><text:span text:style-name="T1">Cleans the email input data</text:span></text:p>
      <text:p text:style-name="P5"><text:s text:c="3"/>│ <text:s text:c="2"/><text:tab/> <text:s text:c="6"/>├── <text:span text:style-name="T1">Shingling.java</text:span> <text:s text:c="30"/>: <text:s/><text:span text:style-name="T1">Shingling library</text:span></text:p>
      <text:p text:style-name="P5"><text:s text:c="3"/>│ <text:s text:c="2"/><text:tab/> <text:s text:c="6"/>├── <text:span text:style-name="T1">MinHash.java</text:span> <text:s text:c="30"/>: <text:s/><text:span text:style-name="T1">Class responsible for MinHash algorithm</text:span></text:p>
      <text:p text:style-name="P5"><text:s text:c="3"/>│ <text:s text:c="2"/><text:tab/> <text:s text:c="6"/>├── <text:span text:style-name="T1">Signature.java</text:span> <text:s text:c="30"/>: <text:s/><text:span text:style-name="T1">Class responsible for creating signatures</text:span></text:p>
      <text:p text:style-name="P5"><text:s text:c="3"/>│ <text:s text:c="2"/><text:tab/> <text:s text:c="6"/>└── <text:span text:style-name="T1">JaccardSimilarity.java</text:span> <text:s text:c="17"/>: <text:s/><text:span text:style-name="T1">Jaccard Similarity library</text:span></text:p>
      <text:p text:style-name="P5"><text:s text:c="3"/>│ </text:p>
      <text:p text:style-name="P4"><text:s text:c="3"/>├── build.sh <text:s text:c="55"/>: <text:span text:style-name="T1">Building project</text:span></text:p>
      <text:p text:style-name="P4"><text:s text:c="3"/>│ <text:s text:c="2"/></text:p>
      <text:p text:style-name="P4"><text:s text:c="3"/>├── run.sh <text:s text:c="58"/>: <text:span text:style-name="T1">Running classes</text:span> </text:p>
      <text:p text:style-name="P4"><text:s text:c="3"/>│</text:p>
      <text:p text:style-name="P4"><text:s text:c="3"/>└── SimilarDocs.odt <text:s text:c="2"/></text:p>
      <text:p text:style-name="P3"/>
      <text:p text:style-name="P7">Building (Docker required for maven single assembly)</text:p>
      <text:p text:style-name="P5"/>
      <text:p text:style-name="P5">chmod +x finding-similar-docs/build.sh </text:p>
      <text:p text:style-name="P5">chmod +x finding-similar-docs/run.sh </text:p>
      <text:p text:style-name="P5">./finding-similar-docs/build.sh </text:p>
      <text:p text:style-name="P5"/>
      <text:p text:style-name="P7">Running basic version</text:p>
      <text:p text:style-name="P5"/>
      <text:p text:style-name="P5"><text:bookmark-start text:name="__DdeLink__75_1882058305"/>finding-similar-docs<text:bookmark-end text:name="__DdeLink__75_1882058305"/>/run.sh FindingSimilarDocsBasicJob </text:p>
      <text:p text:style-name="P5"/>
      <text:p text:style-name="P7">Running MinHash version</text:p>
      <text:p text:style-name="P5"/>
      <text:p text:style-name="P5">finding-similar-docs/run.sh FindingSimilarDocsMinHashJob </text:p>
      <text:p text:style-name="P2"/>
      <text:p text:style-name="P6">Project results – <text:span text:style-name="T2">basic algorithm</text:span></text:p>
      <text:p text:style-name="P2"/>
      <text:p text:style-name="P14">In the first measurement, I used basic version of finding similar items (without MinHash) and used similarity threshold for emails 0.3. </text:p>
      <text:p text:style-name="P2"/>
      <text:p text:style-name="P2"/>
      <text:p text:style-name="P2"/>
      <text:p text:style-name="P2"/>
      <text:p text:style-name="P2"/>
      <text:p text:style-name="P2"><text:soft-page-break/>Basic, Threshold: 0.3</text:p>
      <text:p text:style-name="P1"/>
      <text:p text:style-name="P20">(file:mini_newsgroups/alt.atheism/51170,file:mini_newsgroups/alt.atheism/51203): 0.34260178</text:p>
      <text:p text:style-name="P17">(file:mini_newsgroups/alt.atheism/53222,file:/mini_newsgroups/alt.atheism/53235): 0.45844224</text:p>
      <text:p text:style-name="P17">(file:mini_newsgroups/alt.atheism/53062,file:mini_newsgroups/alt.atheism/53759): 0.4419643</text:p>
      <text:p text:style-name="P17">(file:mini_newsgroups/alt.atheism/53190,file:mini_newsgroups/alt.atheism/54201): 0.42916915</text:p>
      <text:p text:style-name="P17">(file:mini_newsgroups/alt.atheism/53633,file:mini_newsgroups/alt.atheism/54237): 0.37470996</text:p>
      <text:p text:style-name="P17"/>
      <text:p text:style-name="P19">Found similar document pairs [5/4950] with similarity threshold [0.3] and shingle lenght [5]</text:p>
      <text:p text:style-name="P19">Time: 4264 milliseconds</text:p>
      <text:p text:style-name="P19"/>
      <text:p text:style-name="P19">Found similar document pairs [80/1999000] with similarity threshold [0.3] and shingle lenght [5]</text:p>
      <text:p text:style-name="P18">Time: 122649 milliseconds</text:p>
      <text:p text:style-name="P13"/>
      <text:p text:style-name="P14">Increasing number of documents from 100 to 2000, <text:s/>running time of algorithm increased from 4s to 122s</text:p>
      <text:p text:style-name="P13"/>
      <text:p text:style-name="P8">Project results – <text:span text:style-name="T2">MinHash algorithm</text:span></text:p>
      <text:p text:style-name="P8"/>
      <text:p text:style-name="P14">In the first measurement, I used basic version of finding similar items (without MinHash) and used similarity threshold for emails 0.2. <text:s/>It was found, that for MinHash, decreasing a threshold, allowed to retrieve nearly the same result as for basic version of algorithm.</text:p>
      <text:p text:style-name="P14"/>
      <text:p text:style-name="P16">MinHash, Threshold: 0.2</text:p>
      <text:p text:style-name="P15"/>
      <text:p text:style-name="P17">(file:mini_newsgroups/alt.atheism/51170,file:mini_newsgroups/alt.atheism/51203): 0.24223602</text:p>
      <text:p text:style-name="P17">(file:mini_newsgroups/alt.atheism/53222,file:mini_newsgroups/alt.atheism/53235): 0.3605442</text:p>
      <text:p text:style-name="P17">(file:mini_newsgroups/alt.atheism/53062,file:mini_newsgroups/alt.atheism/53759): 0.30718955</text:p>
      <text:p text:style-name="P17">(file:mini_newsgroups/alt.atheism/53190,file:mini_newsgroups/alt.atheism/54201): 0.24223602</text:p>
      <text:p text:style-name="P17">(file:mini_newsgroups/alt.atheism/53633,file:mini_newsgroups/alt.atheism/54237): 0.24223602</text:p>
      <text:p text:style-name="P18"/>
      <text:p text:style-name="P18">Time: 3283 milliseconds</text:p>
      <text:p text:style-name="P18">Found similar document pairs [<text:span text:style-name="T2">5</text:span>/4950] with similarity threshold [0.2] and shingle lenght [5] and signature lenght [10]</text:p>
      <text:p text:style-name="P18"/>
      <text:p text:style-name="P18">Time: 18397 milliseconds</text:p>
      <text:p text:style-name="P18">Found similar document pairs [422/1997001] with similarity threshold [0.2] and shingle lenght [5]</text:p>
      <text:p text:style-name="P18">and signature lenght [10]</text:p>
      <text:p text:style-name="P13"/>
      <text:p text:style-name="P14">Furthermore, icreasing number of documents from 100 to 2000, increased running time only from 3s to 18s (instead of 122s)</text:p>
      <text:p text:style-name="P13"/>
      <text:p text:style-name="P21">Time: 26232 milliseconds</text:p>
      <text:p text:style-name="P21">Found similar document pairs [70/1997001] with similarity threshold [0.2] and shingle lenght [5] and signature lenght [100]</text:p>
      <text:p text:style-name="P21"/>
      <text:p text:style-name="P21">Time: 108654 milliseconds</text:p>
      <text:p text:style-name="P21">Found similar document pairs [237/1997001] with similarity threshold [0.2] and shingle lenght [5] and signature lenght [1000]</text:p>
      <text:p text:style-name="P13"/>
      <text:p text:style-name="P14">Additionaly, increasing signature length from 10 to 100 and 1000, increased running time from 3s to 26s and 108s, however this allowed to increase the precis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8:30:29.656999158</meta:creation-date>
    <dc:date>2017-11-11T16:01:55.840184111</dc:date>
    <meta:editing-duration>PT57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425" meta:character-count="4359" meta:non-whitespace-character-count="3510"/>
  </office:meta>
</office:document-meta>
</file>